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478a67" officeooo:paragraph-rsid="0019400c"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10be65" officeooo:paragraph-rsid="0010be65"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49deed" officeooo:paragraph-rsid="0013b276" style:font-size-asian="10.5pt" style:font-size-complex="10.5pt"/>
    </style:style>
    <style:style style:name="P4" style:family="paragraph" style:parent-style-name="Standard">
      <style:paragraph-properties fo:text-align="justify" style:justify-single-word="false"/>
      <style:text-properties style:font-name="sans-serif" fo:font-size="10.5pt" style:text-underline-style="none" officeooo:rsid="0013b276" officeooo:paragraph-rsid="0013b276"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4bce84" officeooo:paragraph-rsid="000cb072"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13b9d3" officeooo:paragraph-rsid="0013b9d3"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4c854d" officeooo:paragraph-rsid="001792e8"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1b1de8" officeooo:paragraph-rsid="001b1de8"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2bb5d5" officeooo:paragraph-rsid="000d6ed9"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2bb5d5" officeooo:paragraph-rsid="001c4cb6"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151370" officeooo:paragraph-rsid="000b8ba4"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1fa2a2" officeooo:paragraph-rsid="001fa2a2"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b8ba4"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1b1de8"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d6ed9"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b8ba4" style:font-size-asian="10.5pt" style:font-size-complex="10.5pt"/>
    </style:style>
    <style:style style:name="P17" style:family="paragraph" style:parent-style-name="Standard">
      <style:paragraph-properties fo:text-align="justify" style:justify-single-word="false"/>
      <style:text-properties style:font-name="sans-serif" fo:font-size="10.5pt" style:text-underline-style="none" officeooo:rsid="0010be65" officeooo:paragraph-rsid="0025f5d9" style:font-size-asian="10.5pt" style:font-size-complex="10.5pt"/>
    </style:style>
    <style:style style:name="P18" style:family="paragraph" style:parent-style-name="Standard">
      <style:paragraph-properties fo:text-align="justify" style:justify-single-word="false"/>
      <style:text-properties style:font-name="sans-serif" fo:font-size="10.5pt" style:text-underline-style="none" officeooo:rsid="000bba7b" officeooo:paragraph-rsid="0025f5d9" style:font-size-asian="10.5pt" style:font-size-complex="10.5pt"/>
    </style:style>
    <style:style style:name="P19" style:family="paragraph" style:parent-style-name="Standard">
      <style:paragraph-properties fo:text-align="justify" style:justify-single-word="false"/>
      <style:text-properties style:font-name="sans-serif" fo:font-size="10.5pt" style:text-underline-style="none" officeooo:rsid="000bba7b" officeooo:paragraph-rsid="0023f5ff" style:font-size-asian="10.5pt" style:font-size-complex="10.5pt"/>
    </style:style>
    <style:style style:name="P20" style:family="paragraph" style:parent-style-name="Standard">
      <style:paragraph-properties fo:text-align="justify" style:justify-single-word="false"/>
      <style:text-properties style:font-name="sans-serif" fo:font-size="10.5pt" style:text-underline-style="none" officeooo:rsid="0023f5ff" officeooo:paragraph-rsid="0023f5ff" style:font-size-asian="10.5pt" style:font-size-complex="10.5pt"/>
    </style:style>
    <style:style style:name="P21" style:family="paragraph" style:parent-style-name="Standard">
      <style:paragraph-properties fo:text-align="justify" style:justify-single-word="false"/>
      <style:text-properties style:font-name="sans-serif" fo:font-size="10.5pt" style:text-underline-style="none" officeooo:rsid="0026ef95" officeooo:paragraph-rsid="0026ef95" style:font-size-asian="10.5pt" style:font-size-complex="10.5pt"/>
    </style:style>
    <style:style style:name="P22" style:family="paragraph" style:parent-style-name="Standard">
      <style:paragraph-properties fo:text-align="justify" style:justify-single-word="false"/>
      <style:text-properties style:font-name="sans-serif" fo:font-size="10.5pt" style:text-underline-style="none" officeooo:rsid="0049deed" officeooo:paragraph-rsid="002a3923" style:font-size-asian="10.5pt" style:font-size-complex="10.5pt"/>
    </style:style>
    <style:style style:name="P23" style:family="paragraph" style:parent-style-name="Standard">
      <style:paragraph-properties fo:text-align="justify" style:justify-single-word="false"/>
      <style:text-properties style:font-name="sans-serif" fo:font-size="10.5pt" style:text-underline-style="none" officeooo:rsid="002b1497" officeooo:paragraph-rsid="002b1497" style:font-size-asian="10.5pt" style:font-size-complex="10.5pt"/>
    </style:style>
    <style:style style:name="P24" style:family="paragraph" style:parent-style-name="Standard">
      <style:paragraph-properties fo:text-align="justify" style:justify-single-word="false"/>
      <style:text-properties style:font-name="sans-serif" fo:font-size="10.5pt" fo:font-style="italic" style:text-underline-style="none" officeooo:rsid="0010be65" officeooo:paragraph-rsid="0025f5d9" style:font-size-asian="10.5pt" style:font-style-asian="italic" style:font-size-complex="10.5pt" style:font-style-complex="italic"/>
    </style:style>
    <style:style style:name="P25" style:family="paragraph" style:parent-style-name="Standard">
      <style:paragraph-properties fo:text-align="justify" style:justify-single-word="false"/>
      <style:text-properties style:font-name="sans-serif" fo:font-size="10.5pt" fo:font-style="italic" style:text-underline-style="none" officeooo:rsid="000bba7b" officeooo:paragraph-rsid="000bba7b" style:font-size-asian="10.5pt" style:font-style-asian="italic" style:font-size-complex="10.5pt" style:font-style-complex="italic"/>
    </style:style>
    <style:style style:name="P26" style:family="paragraph" style:parent-style-name="Standard">
      <style:paragraph-properties fo:text-align="justify" style:justify-single-word="false"/>
      <style:text-properties style:font-name="sans-serif" fo:font-size="10.5pt" fo:font-style="italic" style:text-underline-style="none" officeooo:rsid="0025f5d9" officeooo:paragraph-rsid="0025f5d9" style:font-size-asian="10.5pt" style:font-style-asian="italic" style:font-size-complex="10.5pt" style:font-style-complex="italic"/>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0be65"/>
    </style:style>
    <style:style style:name="T6" style:family="text">
      <style:text-properties officeooo:rsid="0011b2a2"/>
    </style:style>
    <style:style style:name="T7" style:family="text">
      <style:text-properties officeooo:rsid="0012448c"/>
    </style:style>
    <style:style style:name="T8" style:family="text">
      <style:text-properties officeooo:rsid="0012d192"/>
    </style:style>
    <style:style style:name="T9" style:family="text">
      <style:text-properties officeooo:rsid="0013b276"/>
    </style:style>
    <style:style style:name="T10" style:family="text">
      <style:text-properties officeooo:rsid="0013b9d3"/>
    </style:style>
    <style:style style:name="T11" style:family="text">
      <style:text-properties officeooo:rsid="00157d3f"/>
    </style:style>
    <style:style style:name="T12" style:family="text">
      <style:text-properties officeooo:rsid="0015dbe9"/>
    </style:style>
    <style:style style:name="T13" style:family="text">
      <style:text-properties officeooo:rsid="001792e8"/>
    </style:style>
    <style:style style:name="T14" style:family="text">
      <style:text-properties officeooo:rsid="0019400c"/>
    </style:style>
    <style:style style:name="T15" style:family="text">
      <style:text-properties officeooo:rsid="001c4cb6"/>
    </style:style>
    <style:style style:name="T16" style:family="text">
      <style:text-properties fo:font-style="italic" style:font-style-asian="italic" style:font-style-complex="italic"/>
    </style:style>
    <style:style style:name="T17" style:family="text">
      <style:text-properties fo:font-style="italic" officeooo:rsid="0010be65" style:font-style-asian="italic" style:font-style-complex="italic"/>
    </style:style>
    <style:style style:name="T18" style:family="text">
      <style:text-properties fo:font-style="italic" officeooo:rsid="0012448c" style:font-style-asian="italic" style:font-style-complex="italic"/>
    </style:style>
    <style:style style:name="T19" style:family="text">
      <style:text-properties fo:font-style="italic" officeooo:rsid="0013b276" style:font-style-asian="italic" style:font-style-complex="italic"/>
    </style:style>
    <style:style style:name="T20" style:family="text">
      <style:text-properties fo:font-style="italic" officeooo:rsid="001b1de8" style:font-style-asian="italic" style:font-style-complex="italic"/>
    </style:style>
    <style:style style:name="T21" style:family="text">
      <style:text-properties fo:font-style="italic" officeooo:rsid="00157d3f" style:font-style-asian="italic" style:font-style-complex="italic"/>
    </style:style>
    <style:style style:name="T22" style:family="text">
      <style:text-properties fo:font-style="italic" officeooo:rsid="0019400c" style:font-style-asian="italic" style:font-style-complex="italic"/>
    </style:style>
    <style:style style:name="T23" style:family="text">
      <style:text-properties fo:font-style="italic" officeooo:rsid="002885cd" style:font-style-asian="italic" style:font-style-complex="italic"/>
    </style:style>
    <style:style style:name="T24" style:family="text">
      <style:text-properties officeooo:rsid="001d3757"/>
    </style:style>
    <style:style style:name="T25" style:family="text">
      <style:text-properties officeooo:rsid="001e2ff9"/>
    </style:style>
    <style:style style:name="T26" style:family="text">
      <style:text-properties officeooo:rsid="00211975"/>
    </style:style>
    <style:style style:name="T27" style:family="text">
      <style:text-properties officeooo:rsid="0021c32a"/>
    </style:style>
    <style:style style:name="T28" style:family="text">
      <style:text-properties officeooo:rsid="002463c9"/>
    </style:style>
    <style:style style:name="T29" style:family="text">
      <style:text-properties officeooo:rsid="0025f5d9"/>
    </style:style>
    <style:style style:name="T30" style:family="text">
      <style:text-properties officeooo:rsid="002885cd"/>
    </style:style>
    <style:style style:name="T31" style:family="text">
      <style:text-properties officeooo:rsid="002a3923"/>
    </style:style>
    <style:style style:name="T32" style:family="text">
      <style:text-properties fo:font-style="normal" style:font-style-asian="normal" style:font-style-complex="normal"/>
    </style:style>
    <style:style style:name="T33" style:family="text">
      <style:text-properties fo:font-style="normal" officeooo:rsid="002b1497" style:font-style-asian="normal" style:font-style-complex="normal"/>
    </style:style>
    <style:style style:name="T34" style:family="text">
      <style:text-properties fo:font-style="normal" officeooo:rsid="002bde08" style:font-style-asian="normal" style:font-style-complex="normal"/>
    </style:style>
    <style:style style:name="T35" style:family="text">
      <style:text-properties fo:font-style="normal" officeooo:rsid="002d02b0" style:font-style-asian="normal" style:font-style-complex="normal"/>
    </style:style>
    <style:style style:name="T36" style:family="text">
      <style:text-properties officeooo:rsid="002bde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stract</text:p>
      <text:p text:style-name="P11"><text:span text:style-name="T24">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11"/>
      <text:p text:style-name="P13">Introduction</text:p>
      <text:p text:style-name="P25"><text:span text:style-name="T5">C</text:span>ompression – <text:span text:style-name="T5">A brief overview of compression including the benefits of reduced storage and faster transmission. </text:span></text:p>
      <text:p text:style-name="P25"/>
      <text:p text:style-name="P12">The main aim of data compression is to <text:span text:style-name="T26">encode data in such a way that</text:span> the amount of bits required to represent <text:span text:style-name="T26">it</text:span> <text:span text:style-name="T26">is reduced</text:span>. [the data compression book Mark Nelson, Introduction] <text:span text:style-name="T27">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12"/>
      <text:p text:style-name="P20">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28">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19"/>
      <text:p text:style-name="P24">Grammar-based compression – slightly more in depth explanation of context-free grammars and how they can be used in compression. <text:span text:style-name="T29">Sequitur paper, what learned about CFG, other grammar papers. Overview.</text:span></text:p>
      <text:p text:style-name="P17"/>
      <text:p text:style-name="P21"><text:span text:style-name="T31">Fundamentally, t</text:span>his project will utilise a grammar-based compression method that constructs a context-free grammar from <text:span text:style-name="T30">the</text:span> input <text:span text:style-name="T30">it is given</text:span>. <text:span text:style-name="T30"><text:s/>Context-free grammars are a hierarchy of rules relating non-terminal symbols to strings[] of other terminal and non-terminal symbols. Given data that has some inherent structure, such a collection of rules </text:span><text:soft-page-break/><text:span text:style-name="T30">can be formulated that encodes all the information required to reconstruct it. For instance, a simple word </text:span><text:span text:style-name="T23">banana</text:span><text:span text:style-name="T30"> </text:span><text:span text:style-name="T33">can form a grammar </text:span></text:p>
      <text:p text:style-name="P21"><text:span text:style-name="T33"/></text:p>
      <text:p text:style-name="P21"><text:span text:style-name="T33"><text:tab/>S → bGGa</text:span></text:p>
      <text:p text:style-name="P21"><text:span text:style-name="T33"><text:tab/>G → an</text:span></text:p>
      <text:p text:style-name="P21"><text:span text:style-name="T33"/></text:p>
      <text:p text:style-name="P23"><text:span text:style-name="T33">A</text:span><text:span text:style-name="T32">nd so context-free grammars provide a method to store data in a more compact form. The grammars formed are also intuitive [], </text:span><text:span text:style-name="T34">reveal patterns that other compression methods may not [reference? Sequitur paper] and give the ability to check whether a string is valid to whatever input it is compared to [by reconstructing from rules]. Previous work on grammar-based compression, such as [sequitur], indicate these benefits and emphasis the benefits of [… paper], referencing it’s application to genetic sequences which has been thoroughly expanded on by [DNAsequitur]. </text:span><text:span text:style-name="T35">[both of which will be covered in more detail below?]</text:span></text:p>
      <text:p text:style-name="P2"/>
      <text:p text:style-name="P25"><text:span text:style-name="T5">G</text:span>enetic <text:span text:style-name="T5">data – A brief overview of genetic data including what it is and how it is typically stored</text:span>. <text:span text:style-name="T6">Giving estimations of how much digitized genetic data there is and will continue to be generated. Overview of the benefits and attempts at compressing it. </text:span></text:p>
      <text:p text:style-name="P26">Youtube[], bioinformatics book – <text:span text:style-name="T36">bases, history of compressing DNA, reasons benefits</text:span></text:p>
      <text:p text:style-name="P26"/>
      <text:p text:style-name="P26"/>
      <text:p text:style-name="P18"/>
      <text:p text:style-name="P13">Research</text:p>
      <text:p text:style-name="P22"><text:span text:style-name="T18">Chosen method of compression</text:span><text:span text:style-name="T7"> – </text:span>Grammar-based <text:span text:style-name="T8">compression has been indicated as useful for the compression of genetic sequences because of the ability to find repeats across a collection, as well as search compressed collections [DNA Lossless Compression Algorithms: Review]. With a brief comparison to other methods of compression. // Given that compression requires finding patterns in data and removing redundancies, the use of context-free grammars, where a hierarchy of rules consisting of non-terminal and terminal symbols are deciphered [] from the input itself, provides several benefits.</text:span></text:p>
      <text:p text:style-name="P3"/>
      <text:p text:style-name="P3"><text:span text:style-name="T19">Review of previous grammar-based implementations</text:span><text:span text:style-name="T9"> – General overview of Sequitur algorithm and DNASequitur, an implementation of Sequitur specifically for DNA [Grammar-based Compression of DNA Sequences]. <text:s/></text:span></text:p>
      <text:p text:style-name="P3"/>
      <text:p text:style-name="P4"><text:span text:style-name="T16">Assessment of </text:span><text:span text:style-name="T20">these</text:span><text:span text:style-name="T16"> previous implementations</text:span> – Although DNASequitur did not achieve favourable results, Cherniavsky and Ladner <text:span text:style-name="T10">suggest using edit grammars, where approximate matches between sequences can be treated as a match and encoded along with the necessary edit operations, such as insert and delete, to retrieve the original sequences.</text:span></text:p>
      <text:p text:style-name="P4"><text:soft-page-break/></text:p>
      <text:p text:style-name="P6"><text:span text:style-name="T16">Compression of multiple files</text:span> – As well as providing further functionality, compressing multiple files <text:span text:style-name="T11">of genetic data is significant in that a collection might consist of multiple files for each chromosome of a genome. Individual genomes also contain largely the same information and so in principal should allow for good rates of compression.</text:span></text:p>
      <text:p text:style-name="P6"/>
      <text:p text:style-name="P5"><text:span text:style-name="T21">File format</text:span><text:span text:style-name="T11"> – Most research and implementation of genetic compression appears to work on the basis of a four symbol alphabet of A, C, G and T. DNACompress, for example, requires a file that contains only these symbols. However, there are other file formats such as FASTA that contain meta-data for sequence Ids and the species, and some sequences <text:s/>utilise symbols for unknown nucleotides, e.g. R for G or A, N for A, G, C or T. </text:span></text:p>
      <text:p text:style-name="P5"/>
      <text:p text:style-name="P13">Objective</text:p>
      <text:p text:style-name="P7"><text:span text:style-name="T3">T</text:span>he objective will be to implement a<text:span text:style-name="T12">n improved</text:span> method of <text:span text:style-name="T12">grammar-based </text:span>compression for DNA, to deal with the problem<text:span text:style-name="T12">s</text:span> of <text:span text:style-name="T12">data</text:span> storage <text:span text:style-name="T12">and</text:span> transmission, <text:span text:style-name="T13">which both incorporates the way different file formats store genetic sequences and provides the ability to compress multiple files with added usability via a graphical user interface. </text:span></text:p>
      <text:p text:style-name="P7"/>
      <text:p text:style-name="P13">Method</text:p>
      <text:p text:style-name="P1"><text:span text:style-name="T16">Implement</text:span><text:span text:style-name="T22">ation of previous methods for grammar-based genetic compression</text:span><text:span text:style-name="T14"> – Brief discussion of this projects current implementation. Further discussion of what will be implemented whilst iterating over the current prototype .</text:span></text:p>
      <text:p text:style-name="P1"/>
      <text:p text:style-name="P8"><text:span text:style-name="T16">Testing</text:span> – Discussion of <text:span text:style-name="T14">testing methods. </text:span>The use of a DNA corpus that has been used in previous papers <text:span text:style-name="T25">for fair comparison</text:span>. The<text:span text:style-name="T14"> percentage of compression achieved,</text:span> the<text:span text:style-name="T14"> time it takes to run </text:span>and memory consumption<text:span text:style-name="T14">, </text:span>with some initial<text:span text:style-name="T14"> results. </text:span>Discussion on how to improve the project’s current implementation<text:span text:style-name="T14">. </text:span></text:p>
      <text:p text:style-name="P14"/>
      <text:p text:style-name="P13">Work Plan</text:p>
      <text:p text:style-name="P9">1/<text:span text:style-name="T15">2</text:span> - <text:span text:style-name="T4">Increase speed of current implementation and complete implementation of techniques found in previous papers.</text:span></text:p>
      <text:p text:style-name="P9"/>
      <text:p text:style-name="P9"><text:span text:style-name="T15">3/4</text:span> – <text:span text:style-name="T15">Implement further steps such as edit grammars and any other possible improvements. Begin writing Project Report.</text:span></text:p>
      <text:p text:style-name="P9"/>
      <text:p text:style-name="P10"><text:span text:style-name="T15">5</text:span>/<text:span text:style-name="T15">6</text:span> – <text:span text:style-name="T4">Begin implementing multiple file compression and folder hierarchy. </text:span></text:p>
      <text:p text:style-name="P9"/>
      <text:p text:style-name="P10"><text:span text:style-name="T15">7</text:span>/<text:span text:style-name="T15">8 </text:span>– <text:span text:style-name="T4">Depending on results at this stage, continue developing for improved speed and compression rates.</text:span> </text:p>
      <text:p text:style-name="P9"/>
      <text:p text:style-name="P9"><text:soft-page-break/><text:span text:style-name="T15">9</text:span>/<text:span text:style-name="T15">10</text:span> – <text:span text:style-name="T15">Develop and implement graphical interface for navigating compressed files and folders.</text:span></text:p>
      <text:p text:style-name="P15"/>
      <text:p text:style-name="P13">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09T19:20:33.248824472</dc:date>
    <meta:editing-duration>PT47M13S</meta:editing-duration>
    <meta:editing-cycles>7</meta:editing-cycles>
    <meta:generator>LibreOffice/5.1.6.2$Linux_X86_64 LibreOffice_project/10m0$Build-2</meta:generator>
    <meta:document-statistic meta:table-count="0" meta:image-count="0" meta:object-count="0" meta:page-count="4" meta:paragraph-count="31" meta:word-count="1069" meta:character-count="7101" meta:non-whitespace-character-count="6032"/>
  </office:meta>
</office:document-meta>
</file>